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1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term_name</text:p>
          </table:table-cell>
          <table:table-cell office:value-type="string" calcext:value-type="string">
            <text:p>term_id</text:p>
          </table:table-cell>
          <table:table-cell table:style-name="Default" office:value-type="string" calcext:value-type="string">
            <text:p>highlighted</text:p>
          </table:table-cell>
          <table:table-cell office:value-type="string" calcext:value-type="string">
            <text:p>adjusted_p_value</text:p>
          </table:table-cell>
          <table:table-cell office:value-type="string" calcext:value-type="string">
            <text:p>negative_log10_of_adjusted_p_value</text:p>
          </table:table-cell>
          <table:table-cell office:value-type="string" calcext:value-type="string">
            <text:p>term_size</text:p>
          </table:table-cell>
          <table:table-cell office:value-type="string" calcext:value-type="string">
            <text:p>query_size</text:p>
          </table:table-cell>
          <table:table-cell office:value-type="string" calcext:value-type="string">
            <text:p>intersection_size</text:p>
          </table:table-cell>
          <table:table-cell office:value-type="string" calcext:value-type="string">
            <text:p>effective_domain_size</text:p>
          </table:table-cell>
          <table:table-cell office:value-type="string" calcext:value-type="string">
            <text:p>intersections</text:p>
          </table:table-cell>
        </table:table-row>
        <table:table-row table:style-name="ro1">
          <table:table-cell office:value-type="string" calcext:value-type="string">
            <text:p>GO:BP</text:p>
          </table:table-cell>
          <table:table-cell office:value-type="string" calcext:value-type="string">
            <text:p>nuclear division</text:p>
          </table:table-cell>
          <table:table-cell office:value-type="string" calcext:value-type="string">
            <text:p>GO:0000280</text:p>
          </table:table-cell>
          <table:table-cell office:value-type="string" calcext:value-type="string">
            <text:p>true</text:p>
          </table:table-cell>
          <table:table-cell office:value-type="float" office:value="0.00000000000135421807808526" calcext:value-type="float">
            <text:p>1.35421807808526E-12</text:p>
          </table:table-cell>
          <table:table-cell office:value-type="float" office:value="11.8683113929014" calcext:value-type="float">
            <text:p>11.8683113929014</text:p>
          </table:table-cell>
          <table:table-cell office:value-type="float" office:value="345" calcext:value-type="float">
            <text:p>345</text:p>
          </table:table-cell>
          <table:table-cell office:value-type="float" office:value="807" calcext:value-type="float">
            <text:p>807</text:p>
          </table:table-cell>
          <table:table-cell office:value-type="float" office:value="63" calcext:value-type="float">
            <text:p>63</text:p>
          </table:table-cell>
          <table:table-cell office:value-type="float" office:value="13929" calcext:value-type="float">
            <text:p>13929</text:p>
          </table:table-cell>
          <table:table-cell office:value-type="string" calcext:value-type="string">
            <text:p>BIRC5,NUF2,TTK,CDC20,MYBL2,CDCA5,TRIP13,BUB1,NEK2,MAD2L1,CCNB1,SGOL1,TPX2,UBE2C,KIF2C,SMPD3,AURKB,CDK1,AURKA,CENPI,RAD51,TOP2A,RAD51AP1,CCNB2,KIF4A,RAD54L,CDCA8,SKA3,NCAPH,CDCA2,SPC25,RACGAP1,KIF23,DMC1,KIF18B,CCNE2,CDC25C,KIF15,NCAPG,EME1,CHEK1,ESPL1,RAD54B,CENPK,CKS2,ZWINT,PLK1,PSRC1,ANKLE1,DLGAP5,CCNE1,SPC24,KIF11,PSMC3IP,FBXO5,KIFC1,NCAPG2,UBE2S,NDC80,SKA1,MTBP,ANLN,HSF2BP</text:p>
          </table:table-cell>
        </table:table-row>
        <table:table-row table:style-name="ro1">
          <table:table-cell office:value-type="string" calcext:value-type="string">
            <text:p>GO:BP</text:p>
          </table:table-cell>
          <table:table-cell office:value-type="string" calcext:value-type="string">
            <text:p>organelle fission</text:p>
          </table:table-cell>
          <table:table-cell office:value-type="string" calcext:value-type="string">
            <text:p>GO:0048285</text:p>
          </table:table-cell>
          <table:table-cell office:value-type="string" calcext:value-type="string">
            <text:p>false</text:p>
          </table:table-cell>
          <table:table-cell office:value-type="float" office:value="0.000000000012008724152381" calcext:value-type="float">
            <text:p>1.2008724152381E-11</text:p>
          </table:table-cell>
          <table:table-cell office:value-type="float" office:value="10.9205031310662" calcext:value-type="float">
            <text:p>10.9205031310662</text:p>
          </table:table-cell>
          <table:table-cell office:value-type="float" office:value="385" calcext:value-type="float">
            <text:p>385</text:p>
          </table:table-cell>
          <table:table-cell office:value-type="float" office:value="807" calcext:value-type="float">
            <text:p>807</text:p>
          </table:table-cell>
          <table:table-cell office:value-type="float" office:value="65" calcext:value-type="float">
            <text:p>65</text:p>
          </table:table-cell>
          <table:table-cell office:value-type="float" office:value="13929" calcext:value-type="float">
            <text:p>13929</text:p>
          </table:table-cell>
          <table:table-cell office:value-type="string" calcext:value-type="string">
            <text:p>BIRC5,LRRK2,NUF2,TTK,CDC20,MYBL2,CDCA5,TRIP13,BUB1,NEK2,MAD2L1,CCNB1,SGOL1,TPX2,UBE2C,KIF2C,SMPD3,AURKB,CDK1,AURKA,CENPI,RAD51,TOP2A,RAD51AP1,CCNB2,KIF4A,RAD54L,CDCA8,SKA3,NCAPH,CDCA2,SPC25,RACGAP1,KIF23,DMC1,KIF18B,CCNE2,CDC25C,KIF15,NCAPG,EME1,CHEK1,ESPL1,RAD54B,CENPK,CKS2,ZWINT,PLK1,PSRC1,ANKLE1,DLGAP5,CCNE1,SPC24,KIF11,PSMC3IP,FBXO5,KIFC1,NCAPG2,UBE2S,PGAM5,NDC80,SKA1,MTBP,ANLN,HSF2BP</text:p>
          </table:table-cell>
        </table:table-row>
        <table:table-row table:style-name="ro1">
          <table:table-cell office:value-type="string" calcext:value-type="string">
            <text:p>GO:BP</text:p>
          </table:table-cell>
          <table:table-cell office:value-type="string" calcext:value-type="string">
            <text:p>nuclear chromosome segregation</text:p>
          </table:table-cell>
          <table:table-cell office:value-type="string" calcext:value-type="string">
            <text:p>GO:0098813</text:p>
          </table:table-cell>
          <table:table-cell office:value-type="string" calcext:value-type="string">
            <text:p>false</text:p>
          </table:table-cell>
          <table:table-cell office:value-type="float" office:value="0.000000000013533849295398" calcext:value-type="float">
            <text:p>1.3533849295398E-11</text:p>
          </table:table-cell>
          <table:table-cell office:value-type="float" office:value="10.8685786638612" calcext:value-type="float">
            <text:p>10.8685786638612</text:p>
          </table:table-cell>
          <table:table-cell office:value-type="float" office:value="258" calcext:value-type="float">
            <text:p>258</text:p>
          </table:table-cell>
          <table:table-cell office:value-type="float" office:value="807" calcext:value-type="float">
            <text:p>807</text:p>
          </table:table-cell>
          <table:table-cell office:value-type="float" office:value="51" calcext:value-type="float">
            <text:p>51</text:p>
          </table:table-cell>
          <table:table-cell office:value-type="float" office:value="13929" calcext:value-type="float">
            <text:p>13929</text:p>
          </table:table-cell>
          <table:table-cell office:value-type="string" calcext:value-type="string">
            <text:p>BIRC5,DPF1,NUF2,TTK,CDC20,MYBL2,CDCA5,TRIP13,BUB1,NEK2,MAD2L1,CCNB1,SGOL1,TPX2,UBE2C,KIF2C,AURKB,CDK1,AURKA,CENPI,TOP2A,CCNB2,KIF4A,CDCA8,SKA3,NCAPH,SPC25,RACGAP1,KIF23,DMC1,KIF18B,CCNE2,KIF15,NCAPG,FAM83D,ESPL1,CENPK,ZWINT,PLK1,PSRC1,DLGAP5,CCNE1,HECW2,SPC24,KIF11,PSMC3IP,FBXO5,KIFC1,NCAPG2,NDC80,SKA1</text:p>
          </table:table-cell>
        </table:table-row>
        <table:table-row table:style-name="ro1">
          <table:table-cell office:value-type="string" calcext:value-type="string">
            <text:p>GO:BP</text:p>
          </table:table-cell>
          <table:table-cell office:value-type="string" calcext:value-type="string">
            <text:p>chromosome segregation</text:p>
          </table:table-cell>
          <table:table-cell office:value-type="string" calcext:value-type="string">
            <text:p>GO:0007059</text:p>
          </table:table-cell>
          <table:table-cell office:value-type="string" calcext:value-type="string">
            <text:p>false</text:p>
          </table:table-cell>
          <table:table-cell office:value-type="float" office:value="0.0000000000160206618915598" calcext:value-type="float">
            <text:p>1.60206618915598E-11</text:p>
          </table:table-cell>
          <table:table-cell office:value-type="float" office:value="10.7953195450612" calcext:value-type="float">
            <text:p>10.7953195450612</text:p>
          </table:table-cell>
          <table:table-cell office:value-type="float" office:value="344" calcext:value-type="float">
            <text:p>344</text:p>
          </table:table-cell>
          <table:table-cell office:value-type="float" office:value="807" calcext:value-type="float">
            <text:p>807</text:p>
          </table:table-cell>
          <table:table-cell office:value-type="float" office:value="60" calcext:value-type="float">
            <text:p>60</text:p>
          </table:table-cell>
          <table:table-cell office:value-type="float" office:value="13929" calcext:value-type="float">
            <text:p>13929</text:p>
          </table:table-cell>
          <table:table-cell office:value-type="string" calcext:value-type="string">
            <text:p>BIRC5,DPF1,NUF2,TTK,CDC20,MYBL2,OIP5,CDCA5,TRIP13,BUB1,NEK2,MAD2L1,CCNB1,SGOL1,TPX2,UBE2C,ESCO2,KIF2C,AURKB,CDK1,AURKA,CENPI,TOP2A,CCNB2,KIF4A,CDCA8,SKA3,NCAPH,CDCA2,SPC25,RACGAP1,KIF23,DMC1,KIF18B,CCNE2,CENPW,KIF15,NCAPG,FAM83D,ESPL1,DIAPH3,CENPK,ZWINT,HJURP,PLK1,PSRC1,STIL,DLGAP5,CCNE1,HECW2,SPC24,KIF11,PSMC3IP,FBXO5,KIFC1,NCAPG2,NDC80,SKA1,CENPO,BRCA1</text:p>
          </table:table-cell>
        </table:table-row>
        <table:table-row table:style-name="ro1">
          <table:table-cell office:value-type="string" calcext:value-type="string">
            <text:p>GO:BP</text:p>
          </table:table-cell>
          <table:table-cell office:value-type="string" calcext:value-type="string">
            <text:p>mitotic sister chromatid segregation</text:p>
          </table:table-cell>
          <table:table-cell office:value-type="string" calcext:value-type="string">
            <text:p>GO:0000070</text:p>
          </table:table-cell>
          <table:table-cell office:value-type="string" calcext:value-type="string">
            <text:p>false</text:p>
          </table:table-cell>
          <table:table-cell office:value-type="float" office:value="0.0000000000215044161326514" calcext:value-type="float">
            <text:p>2.15044161326514E-11</text:p>
          </table:table-cell>
          <table:table-cell office:value-type="float" office:value="10.6674723444984" calcext:value-type="float">
            <text:p>10.6674723444984</text:p>
          </table:table-cell>
          <table:table-cell office:value-type="float" office:value="171" calcext:value-type="float">
            <text:p>171</text:p>
          </table:table-cell>
          <table:table-cell office:value-type="float" office:value="807" calcext:value-type="float">
            <text:p>807</text:p>
          </table:table-cell>
          <table:table-cell office:value-type="float" office:value="40" calcext:value-type="float">
            <text:p>40</text:p>
          </table:table-cell>
          <table:table-cell office:value-type="float" office:value="13929" calcext:value-type="float">
            <text:p>13929</text:p>
          </table:table-cell>
          <table:table-cell office:value-type="string" calcext:value-type="string">
            <text:p>BIRC5,NUF2,TTK,CDC20,MYBL2,CDCA5,TRIP13,BUB1,NEK2,MAD2L1,CCNB1,TPX2,UBE2C,KIF2C,AURKB,CDK1,CENPI,KIF4A,CDCA8,SKA3,NCAPH,SPC25,RACGAP1,KIF23,KIF18B,KIF15,NCAPG,ESPL1,CENPK,ZWINT,PLK1,PSRC1,DLGAP5,SPC24,KIF11,FBXO5,KIFC1,NCAPG2,NDC80,SKA1</text:p>
          </table:table-cell>
        </table:table-row>
        <table:table-row table:style-name="ro1">
          <table:table-cell office:value-type="string" calcext:value-type="string">
            <text:p>GO:BP</text:p>
          </table:table-cell>
          <table:table-cell office:value-type="string" calcext:value-type="string">
            <text:p>mitotic nuclear division</text:p>
          </table:table-cell>
          <table:table-cell office:value-type="string" calcext:value-type="string">
            <text:p>GO:0140014</text:p>
          </table:table-cell>
          <table:table-cell office:value-type="string" calcext:value-type="string">
            <text:p>false</text:p>
          </table:table-cell>
          <table:table-cell office:value-type="float" office:value="0.000000000117388955322371" calcext:value-type="float">
            <text:p>1.17388955322371E-10</text:p>
          </table:table-cell>
          <table:table-cell office:value-type="float" office:value="9.93037276227231" calcext:value-type="float">
            <text:p>9.93037276227231</text:p>
          </table:table-cell>
          <table:table-cell office:value-type="float" office:value="249" calcext:value-type="float">
            <text:p>249</text:p>
          </table:table-cell>
          <table:table-cell office:value-type="float" office:value="807" calcext:value-type="float">
            <text:p>807</text:p>
          </table:table-cell>
          <table:table-cell office:value-type="float" office:value="48" calcext:value-type="float">
            <text:p>48</text:p>
          </table:table-cell>
          <table:table-cell office:value-type="float" office:value="13929" calcext:value-type="float">
            <text:p>13929</text:p>
          </table:table-cell>
          <table:table-cell office:value-type="string" calcext:value-type="string">
            <text:p>BIRC5,NUF2,TTK,CDC20,MYBL2,CDCA5,TRIP13,BUB1,NEK2,MAD2L1,CCNB1,TPX2,UBE2C,KIF2C,SMPD3,AURKB,CDK1,AURKA,CENPI,KIF4A,CDCA8,SKA3,NCAPH,CDCA2,SPC25,RACGAP1,KIF23,KIF18B,CDC25C,KIF15,NCAPG,CHEK1,ESPL1,CENPK,ZWINT,PLK1,PSRC1,DLGAP5,SPC24,KIF11,FBXO5,KIFC1,NCAPG2,UBE2S,NDC80,SKA1,MTBP,ANLN</text:p>
          </table:table-cell>
        </table:table-row>
        <table:table-row table:style-name="ro1">
          <table:table-cell office:value-type="string" calcext:value-type="string">
            <text:p>GO:BP</text:p>
          </table:table-cell>
          <table:table-cell office:value-type="string" calcext:value-type="string">
            <text:p>sister chromatid segregation</text:p>
          </table:table-cell>
          <table:table-cell office:value-type="string" calcext:value-type="string">
            <text:p>GO:0000819</text:p>
          </table:table-cell>
          <table:table-cell office:value-type="string" calcext:value-type="string">
            <text:p>false</text:p>
          </table:table-cell>
          <table:table-cell office:value-type="float" office:value="0.000000000161707410898857" calcext:value-type="float">
            <text:p>1.61707410898857E-10</text:p>
          </table:table-cell>
          <table:table-cell office:value-type="float" office:value="9.79127007632905" calcext:value-type="float">
            <text:p>9.79127007632905</text:p>
          </table:table-cell>
          <table:table-cell office:value-type="float" office:value="208" calcext:value-type="float">
            <text:p>208</text:p>
          </table:table-cell>
          <table:table-cell office:value-type="float" office:value="807" calcext:value-type="float">
            <text:p>807</text:p>
          </table:table-cell>
          <table:table-cell office:value-type="float" office:value="43" calcext:value-type="float">
            <text:p>43</text:p>
          </table:table-cell>
          <table:table-cell office:value-type="float" office:value="13929" calcext:value-type="float">
            <text:p>13929</text:p>
          </table:table-cell>
          <table:table-cell office:value-type="string" calcext:value-type="string">
            <text:p>BIRC5,DPF1,NUF2,TTK,CDC20,MYBL2,CDCA5,TRIP13,BUB1,NEK2,MAD2L1,CCNB1,TPX2,UBE2C,KIF2C,AURKB,CDK1,CENPI,TOP2A,KIF4A,CDCA8,SKA3,NCAPH,SPC25,RACGAP1,KIF23,KIF18B,KIF15,NCAPG,ESPL1,CENPK,ZWINT,PLK1,PSRC1,DLGAP5,HECW2,SPC24,KIF11,FBXO5,KIFC1,NCAPG2,NDC80,SKA1</text:p>
          </table:table-cell>
        </table:table-row>
        <table:table-row table:style-name="ro1">
          <table:table-cell office:value-type="string" calcext:value-type="string">
            <text:p>GO:BP</text:p>
          </table:table-cell>
          <table:table-cell office:value-type="string" calcext:value-type="string">
            <text:p>regulation of chromosome separation</text:p>
          </table:table-cell>
          <table:table-cell office:value-type="string" calcext:value-type="string">
            <text:p>GO:1905818</text:p>
          </table:table-cell>
          <table:table-cell office:value-type="string" calcext:value-type="string">
            <text:p>false</text:p>
          </table:table-cell>
          <table:table-cell office:value-type="float" office:value="0.000000000673362152899884" calcext:value-type="float">
            <text:p>6.73362152899884E-10</text:p>
          </table:table-cell>
          <table:table-cell office:value-type="float" office:value="9.17175129728659" calcext:value-type="float">
            <text:p>9.17175129728659</text:p>
          </table:table-cell>
          <table:table-cell office:value-type="float" office:value="72" calcext:value-type="float">
            <text:p>72</text:p>
          </table:table-cell>
          <table:table-cell office:value-type="float" office:value="807" calcext:value-type="float">
            <text:p>807</text:p>
          </table:table-cell>
          <table:table-cell office:value-type="float" office:value="24" calcext:value-type="float">
            <text:p>24</text:p>
          </table:table-cell>
          <table:table-cell office:value-type="float" office:value="13929" calcext:value-type="float">
            <text:p>13929</text:p>
          </table:table-cell>
          <table:table-cell office:value-type="string" calcext:value-type="string">
            <text:p>BIRC5,NUF2,TTK,CDC20,TRIP13,BUB1,MAD2L1,CCNB1,UBE2C,AURKB,CDCA8,SKA3,NCAPH,SPC25,NCAPG,ESPL1,ZWINT,PLK1,DLGAP5,SPC24,FBXO5,NCAPG2,NDC80,SKA1</text:p>
          </table:table-cell>
        </table:table-row>
        <table:table-row table:style-name="ro1">
          <table:table-cell office:value-type="string" calcext:value-type="string">
            <text:p>GO:BP</text:p>
          </table:table-cell>
          <table:table-cell office:value-type="string" calcext:value-type="string">
            <text:p>regulation of mitotic sister chromatid separation</text:p>
          </table:table-cell>
          <table:table-cell office:value-type="string" calcext:value-type="string">
            <text:p>GO:0010965</text:p>
          </table:table-cell>
          <table:table-cell office:value-type="string" calcext:value-type="string">
            <text:p>false</text:p>
          </table:table-cell>
          <table:table-cell office:value-type="float" office:value="0.00000000259073110329538" calcext:value-type="float">
            <text:p>2.59073110329538E-09</text:p>
          </table:table-cell>
          <table:table-cell office:value-type="float" office:value="8.58657766089115" calcext:value-type="float">
            <text:p>8.58657766089115</text:p>
          </table:table-cell>
          <table:table-cell office:value-type="float" office:value="58" calcext:value-type="float">
            <text:p>58</text:p>
          </table:table-cell>
          <table:table-cell office:value-type="float" office:value="807" calcext:value-type="float">
            <text:p>807</text:p>
          </table:table-cell>
          <table:table-cell office:value-type="float" office:value="21" calcext:value-type="float">
            <text:p>21</text:p>
          </table:table-cell>
          <table:table-cell office:value-type="float" office:value="13929" calcext:value-type="float">
            <text:p>13929</text:p>
          </table:table-cell>
          <table:table-cell office:value-type="string" calcext:value-type="string">
            <text:p>BIRC5,NUF2,TTK,CDC20,TRIP13,BUB1,MAD2L1,CCNB1,UBE2C,AURKB,CDCA8,SKA3,SPC25,ESPL1,ZWINT,PLK1,DLGAP5,SPC24,FBXO5,NDC80,SKA1</text:p>
          </table:table-cell>
        </table:table-row>
        <table:table-row table:style-name="ro1">
          <table:table-cell office:value-type="string" calcext:value-type="string">
            <text:p>GO:BP</text:p>
          </table:table-cell>
          <table:table-cell office:value-type="string" calcext:value-type="string">
            <text:p>chromosome separation</text:p>
          </table:table-cell>
          <table:table-cell office:value-type="string" calcext:value-type="string">
            <text:p>GO:0051304</text:p>
          </table:table-cell>
          <table:table-cell office:value-type="string" calcext:value-type="string">
            <text:p>false</text:p>
          </table:table-cell>
          <table:table-cell office:value-type="float" office:value="0.00000000281042827379778" calcext:value-type="float">
            <text:p>2.81042827379778E-09</text:p>
          </table:table-cell>
          <table:table-cell office:value-type="float" office:value="8.55122749405414" calcext:value-type="float">
            <text:p>8.55122749405414</text:p>
          </table:table-cell>
          <table:table-cell office:value-type="float" office:value="77" calcext:value-type="float">
            <text:p>77</text:p>
          </table:table-cell>
          <table:table-cell office:value-type="float" office:value="807" calcext:value-type="float">
            <text:p>807</text:p>
          </table:table-cell>
          <table:table-cell office:value-type="float" office:value="24" calcext:value-type="float">
            <text:p>24</text:p>
          </table:table-cell>
          <table:table-cell office:value-type="float" office:value="13929" calcext:value-type="float">
            <text:p>13929</text:p>
          </table:table-cell>
          <table:table-cell office:value-type="string" calcext:value-type="string">
            <text:p>BIRC5,NUF2,TTK,CDC20,TRIP13,BUB1,MAD2L1,CCNB1,UBE2C,AURKB,CDCA8,SKA3,NCAPH,SPC25,NCAPG,ESPL1,ZWINT,PLK1,DLGAP5,SPC24,FBXO5,NCAPG2,NDC80,SKA1</text:p>
          </table:table-cell>
        </table:table-row>
        <table:table-row table:style-name="ro1">
          <table:table-cell office:value-type="string" calcext:value-type="string">
            <text:p>GO:MF</text:p>
          </table:table-cell>
          <table:table-cell office:value-type="string" calcext:value-type="string">
            <text:p>cytoskeletal motor activity</text:p>
          </table:table-cell>
          <table:table-cell office:value-type="string" calcext:value-type="string">
            <text:p>GO:0003774</text:p>
          </table:table-cell>
          <table:table-cell office:value-type="string" calcext:value-type="string">
            <text:p>true</text:p>
          </table:table-cell>
          <table:table-cell office:value-type="float" office:value="0.00296005999585809" calcext:value-type="float">
            <text:p>0.00296005999585809</text:p>
          </table:table-cell>
          <table:table-cell office:value-type="float" office:value="2.52869948637145" calcext:value-type="float">
            <text:p>2.52869948637145</text:p>
          </table:table-cell>
          <table:table-cell office:value-type="float" office:value="96" calcext:value-type="float">
            <text:p>96</text:p>
          </table:table-cell>
          <table:table-cell office:value-type="float" office:value="807" calcext:value-type="float">
            <text:p>807</text:p>
          </table:table-cell>
          <table:table-cell office:value-type="float" office:value="19" calcext:value-type="float">
            <text:p>19</text:p>
          </table:table-cell>
          <table:table-cell office:value-type="float" office:value="13929" calcext:value-type="float">
            <text:p>13929</text:p>
          </table:table-cell>
          <table:table-cell office:value-type="string" calcext:value-type="string">
            <text:p>MYO3B,KIF12,DNAH5,MYH14,KIF2C,KIF4A,MYO5C,DNAH1,MYO15B,KIF23,KIF18B,KIF15,KIF3C,MYH11,KIF13B,KIF11,KIFC1,MYO7B,DNAH7</text:p>
          </table:table-cell>
        </table:table-row>
        <table:table-row table:style-name="ro1">
          <table:table-cell office:value-type="string" calcext:value-type="string">
            <text:p>GO:MF</text:p>
          </table:table-cell>
          <table:table-cell office:value-type="string" calcext:value-type="string">
            <text:p>polypeptide conformation or assembly isomerase activity</text:p>
          </table:table-cell>
          <table:table-cell office:value-type="string" calcext:value-type="string">
            <text:p>GO:0120544</text:p>
          </table:table-cell>
          <table:table-cell office:value-type="string" calcext:value-type="string">
            <text:p>false</text:p>
          </table:table-cell>
          <table:table-cell office:value-type="float" office:value="0.00510929358754271" calcext:value-type="float">
            <text:p>0.00510929358754271</text:p>
          </table:table-cell>
          <table:table-cell office:value-type="float" office:value="2.29163914139947" calcext:value-type="float">
            <text:p>2.29163914139947</text:p>
          </table:table-cell>
          <table:table-cell office:value-type="float" office:value="104" calcext:value-type="float">
            <text:p>104</text:p>
          </table:table-cell>
          <table:table-cell office:value-type="float" office:value="807" calcext:value-type="float">
            <text:p>807</text:p>
          </table:table-cell>
          <table:table-cell office:value-type="float" office:value="19" calcext:value-type="float">
            <text:p>19</text:p>
          </table:table-cell>
          <table:table-cell office:value-type="float" office:value="13929" calcext:value-type="float">
            <text:p>13929</text:p>
          </table:table-cell>
          <table:table-cell office:value-type="string" calcext:value-type="string">
            <text:p>MYO3B,KIF12,DNAH5,MYH14,KIF2C,KIF4A,MYO5C,DNAH1,KIF23,CFTR,KIF18B,KIF15,KIF3C,MYH11,KIF13B,KIF11,KIFC1,MYO7B,DNAH7</text:p>
          </table:table-cell>
        </table:table-row>
        <table:table-row table:style-name="ro1">
          <table:table-cell office:value-type="string" calcext:value-type="string">
            <text:p>GO:MF</text:p>
          </table:table-cell>
          <table:table-cell office:value-type="string" calcext:value-type="string">
            <text:p>immunoglobulin receptor activity</text:p>
          </table:table-cell>
          <table:table-cell office:value-type="string" calcext:value-type="string">
            <text:p>GO:0019763</text:p>
          </table:table-cell>
          <table:table-cell office:value-type="string" calcext:value-type="string">
            <text:p>true</text:p>
          </table:table-cell>
          <table:table-cell office:value-type="float" office:value="0.00637216795964927" calcext:value-type="float">
            <text:p>0.00637216795964927</text:p>
          </table:table-cell>
          <table:table-cell office:value-type="float" office:value="2.19571278544663" calcext:value-type="float">
            <text:p>2.19571278544663</text:p>
          </table:table-cell>
          <table:table-cell office:value-type="float" office:value="11" calcext:value-type="float">
            <text:p>11</text:p>
          </table:table-cell>
          <table:table-cell office:value-type="float" office:value="807" calcext:value-type="float">
            <text:p>807</text:p>
          </table:table-cell>
          <table:table-cell office:value-type="float" office:value="6" calcext:value-type="float">
            <text:p>6</text:p>
          </table:table-cell>
          <table:table-cell office:value-type="float" office:value="13929" calcext:value-type="float">
            <text:p>13929</text:p>
          </table:table-cell>
          <table:table-cell office:value-type="string" calcext:value-type="string">
            <text:p>PIGR,FCER1A,FCGR3A,FCGR1A,FCGR3B,FCGR2B</text:p>
          </table:table-cell>
        </table:table-row>
        <table:table-row table:style-name="ro1">
          <table:table-cell office:value-type="string" calcext:value-type="string">
            <text:p>GO:MF</text:p>
          </table:table-cell>
          <table:table-cell office:value-type="string" calcext:value-type="string">
            <text:p>microtubule motor activity</text:p>
          </table:table-cell>
          <table:table-cell office:value-type="string" calcext:value-type="string">
            <text:p>GO:0003777</text:p>
          </table:table-cell>
          <table:table-cell office:value-type="string" calcext:value-type="string">
            <text:p>false</text:p>
          </table:table-cell>
          <table:table-cell office:value-type="float" office:value="0.00893626461816544" calcext:value-type="float">
            <text:p>0.00893626461816544</text:p>
          </table:table-cell>
          <table:table-cell office:value-type="float" office:value="2.04884397949546" calcext:value-type="float">
            <text:p>2.04884397949546</text:p>
          </table:table-cell>
          <table:table-cell office:value-type="float" office:value="60" calcext:value-type="float">
            <text:p>60</text:p>
          </table:table-cell>
          <table:table-cell office:value-type="float" office:value="807" calcext:value-type="float">
            <text:p>807</text:p>
          </table:table-cell>
          <table:table-cell office:value-type="float" office:value="13" calcext:value-type="float">
            <text:p>13</text:p>
          </table:table-cell>
          <table:table-cell office:value-type="float" office:value="13929" calcext:value-type="float">
            <text:p>13929</text:p>
          </table:table-cell>
          <table:table-cell office:value-type="string" calcext:value-type="string">
            <text:p>KIF12,DNAH5,KIF2C,KIF4A,DNAH1,KIF23,KIF18B,KIF15,KIF3C,KIF13B,KIF11,KIFC1,DNAH7</text:p>
          </table:table-cell>
        </table:table-row>
        <table:table-row table:style-name="ro1">
          <table:table-cell office:value-type="string" calcext:value-type="string">
            <text:p>GO:MF</text:p>
          </table:table-cell>
          <table:table-cell office:value-type="string" calcext:value-type="string">
            <text:p>anaphase-promoting complex binding</text:p>
          </table:table-cell>
          <table:table-cell office:value-type="string" calcext:value-type="string">
            <text:p>GO:0010997</text:p>
          </table:table-cell>
          <table:table-cell office:value-type="string" calcext:value-type="string">
            <text:p>true</text:p>
          </table:table-cell>
          <table:table-cell office:value-type="float" office:value="0.00893626461816544" calcext:value-type="float">
            <text:p>0.00893626461816544</text:p>
          </table:table-cell>
          <table:table-cell office:value-type="float" office:value="2.04884397949546" calcext:value-type="float">
            <text:p>2.04884397949546</text:p>
          </table:table-cell>
          <table:table-cell office:value-type="float" office:value="8" calcext:value-type="float">
            <text:p>8</text:p>
          </table:table-cell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  <table:table-cell office:value-type="float" office:value="13929" calcext:value-type="float">
            <text:p>13929</text:p>
          </table:table-cell>
          <table:table-cell office:value-type="string" calcext:value-type="string">
            <text:p>CDC20,CLSPN,PLK1,FBXO5,UBE2S</text:p>
          </table:table-cell>
        </table:table-row>
        <table:table-row table:style-name="ro1">
          <table:table-cell office:value-type="string" calcext:value-type="string">
            <text:p>GO:MF</text:p>
          </table:table-cell>
          <table:table-cell office:value-type="string" calcext:value-type="string">
            <text:p>immunoglobulin binding</text:p>
          </table:table-cell>
          <table:table-cell office:value-type="string" calcext:value-type="string">
            <text:p>GO:0019865</text:p>
          </table:table-cell>
          <table:table-cell office:value-type="string" calcext:value-type="string">
            <text:p>true</text:p>
          </table:table-cell>
          <table:table-cell office:value-type="float" office:value="0.00923445846938668" calcext:value-type="float">
            <text:p>0.00923445846938668</text:p>
          </table:table-cell>
          <table:table-cell office:value-type="float" office:value="2.03458856753862" calcext:value-type="float">
            <text:p>2.03458856753862</text:p>
          </table:table-cell>
          <table:table-cell office:value-type="float" office:value="18" calcext:value-type="float">
            <text:p>18</text:p>
          </table:table-cell>
          <table:table-cell office:value-type="float" office:value="807" calcext:value-type="float">
            <text:p>807</text:p>
          </table:table-cell>
          <table:table-cell office:value-type="float" office:value="7" calcext:value-type="float">
            <text:p>7</text:p>
          </table:table-cell>
          <table:table-cell office:value-type="float" office:value="13929" calcext:value-type="float">
            <text:p>13929</text:p>
          </table:table-cell>
          <table:table-cell office:value-type="string" calcext:value-type="string">
            <text:p>PIGR,FCER1A,FCGR3A,FCGR1A,FCGR3B,FCGR2B,VWF</text:p>
          </table:table-cell>
        </table:table-row>
        <table:table-row table:style-name="ro1">
          <table:table-cell office:value-type="string" calcext:value-type="string">
            <text:p>GO:MF</text:p>
          </table:table-cell>
          <table:table-cell office:value-type="string" calcext:value-type="string">
            <text:p>IgG receptor activity</text:p>
          </table:table-cell>
          <table:table-cell office:value-type="string" calcext:value-type="string">
            <text:p>GO:0019770</text:p>
          </table:table-cell>
          <table:table-cell office:value-type="string" calcext:value-type="string">
            <text:p>false</text:p>
          </table:table-cell>
          <table:table-cell office:value-type="float" office:value="0.00955832824929704" calcext:value-type="float">
            <text:p>0.00955832824929704</text:p>
          </table:table-cell>
          <table:table-cell office:value-type="float" office:value="2.01961805914578" calcext:value-type="float">
            <text:p>2.01961805914578</text:p>
          </table:table-cell>
          <table:table-cell office:value-type="float" office:value="5" calcext:value-type="float">
            <text:p>5</text:p>
          </table:table-cell>
          <table:table-cell office:value-type="float" office:value="807" calcext:value-type="float">
            <text:p>807</text:p>
          </table:table-cell>
          <table:table-cell office:value-type="float" office:value="4" calcext:value-type="float">
            <text:p>4</text:p>
          </table:table-cell>
          <table:table-cell office:value-type="float" office:value="13929" calcext:value-type="float">
            <text:p>13929</text:p>
          </table:table-cell>
          <table:table-cell office:value-type="string" calcext:value-type="string">
            <text:p>FCGR3A,FCGR1A,FCGR3B,FCGR2B</text:p>
          </table:table-cell>
        </table:table-row>
        <table:table-row table:style-name="ro1">
          <table:table-cell office:value-type="string" calcext:value-type="string">
            <text:p>GO:MF</text:p>
          </table:table-cell>
          <table:table-cell office:value-type="string" calcext:value-type="string">
            <text:p>NADPH oxidase H202-forming activity</text:p>
          </table:table-cell>
          <table:table-cell office:value-type="string" calcext:value-type="string">
            <text:p>GO:0106294</text:p>
          </table:table-cell>
          <table:table-cell office:value-type="string" calcext:value-type="string">
            <text:p>true</text:p>
          </table:table-cell>
          <table:table-cell office:value-type="float" office:value="0.00955832824929704" calcext:value-type="float">
            <text:p>0.00955832824929704</text:p>
          </table:table-cell>
          <table:table-cell office:value-type="float" office:value="2.01961805914578" calcext:value-type="float">
            <text:p>2.01961805914578</text:p>
          </table:table-cell>
          <table:table-cell office:value-type="float" office:value="5" calcext:value-type="float">
            <text:p>5</text:p>
          </table:table-cell>
          <table:table-cell office:value-type="float" office:value="807" calcext:value-type="float">
            <text:p>807</text:p>
          </table:table-cell>
          <table:table-cell office:value-type="float" office:value="4" calcext:value-type="float">
            <text:p>4</text:p>
          </table:table-cell>
          <table:table-cell office:value-type="float" office:value="13929" calcext:value-type="float">
            <text:p>13929</text:p>
          </table:table-cell>
          <table:table-cell office:value-type="string" calcext:value-type="string">
            <text:p>DUOX1,DUOX2,FMO5,NOX4</text:p>
          </table:table-cell>
        </table:table-row>
        <table:table-row table:style-name="ro1">
          <table:table-cell office:value-type="string" calcext:value-type="string">
            <text:p>GO:MF</text:p>
          </table:table-cell>
          <table:table-cell office:value-type="string" calcext:value-type="string">
            <text:p>NAD(P)H oxidase H2O2-forming activity</text:p>
          </table:table-cell>
          <table:table-cell office:value-type="string" calcext:value-type="string">
            <text:p>GO:0016174</text:p>
          </table:table-cell>
          <table:table-cell office:value-type="string" calcext:value-type="string">
            <text:p>false</text:p>
          </table:table-cell>
          <table:table-cell office:value-type="float" office:value="0.0100652672465205" calcext:value-type="float">
            <text:p>0.0100652672465205</text:p>
          </table:table-cell>
          <table:table-cell office:value-type="float" office:value="1.9971746895137" calcext:value-type="float">
            <text:p>1.9971746895137</text:p>
          </table:table-cell>
          <table:table-cell office:value-type="float" office:value="9" calcext:value-type="float">
            <text:p>9</text:p>
          </table:table-cell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  <table:table-cell office:value-type="float" office:value="13929" calcext:value-type="float">
            <text:p>13929</text:p>
          </table:table-cell>
          <table:table-cell office:value-type="string" calcext:value-type="string">
            <text:p>DUOX1,DUOX2,FMO5,NOX4,KMO</text:p>
          </table:table-cell>
        </table:table-row>
        <table:table-row table:style-name="ro1">
          <table:table-cell office:value-type="string" calcext:value-type="string">
            <text:p>GO:MF</text:p>
          </table:table-cell>
          <table:table-cell office:value-type="string" calcext:value-type="string">
            <text:p>microtubule binding</text:p>
          </table:table-cell>
          <table:table-cell office:value-type="string" calcext:value-type="string">
            <text:p>GO:0008017</text:p>
          </table:table-cell>
          <table:table-cell office:value-type="string" calcext:value-type="string">
            <text:p>true</text:p>
          </table:table-cell>
          <table:table-cell office:value-type="float" office:value="0.0100652672465205" calcext:value-type="float">
            <text:p>0.0100652672465205</text:p>
          </table:table-cell>
          <table:table-cell office:value-type="float" office:value="1.9971746895137" calcext:value-type="float">
            <text:p>1.9971746895137</text:p>
          </table:table-cell>
          <table:table-cell office:value-type="float" office:value="231" calcext:value-type="float">
            <text:p>231</text:p>
          </table:table-cell>
          <table:table-cell office:value-type="float" office:value="807" calcext:value-type="float">
            <text:p>807</text:p>
          </table:table-cell>
          <table:table-cell office:value-type="float" office:value="29" calcext:value-type="float">
            <text:p>29</text:p>
          </table:table-cell>
          <table:table-cell office:value-type="float" office:value="13929" calcext:value-type="float">
            <text:p>13929</text:p>
          </table:table-cell>
          <table:table-cell office:value-type="string" calcext:value-type="string">
            <text:p>BIRC5,LRRK2,NUF2,KIF12,S100A8,TPPP,KIF2C,KIF4A,SKA3,MAP6D1,RACGAP1,KIF23,KIF18B,KLC3,KIF15,MTUS1,KIF3C,FAM83D,REEP2,DIAPH3,PLK1,PSRC1,DLGAP5,KIF13B,SPC24,KIF11,KIFC1,NDC80,SKA1</text:p>
          </table:table-cell>
        </table:table-row>
        <table:table-row table:style-name="ro1">
          <table:table-cell office:value-type="string" calcext:value-type="string">
            <text:p>GO:CC</text:p>
          </table:table-cell>
          <table:table-cell office:value-type="string" calcext:value-type="string">
            <text:p>cell periphery</text:p>
          </table:table-cell>
          <table:table-cell office:value-type="string" calcext:value-type="string">
            <text:p>GO:0071944</text:p>
          </table:table-cell>
          <table:table-cell office:value-type="string" calcext:value-type="string">
            <text:p>true</text:p>
          </table:table-cell>
          <table:table-cell office:value-type="float" office:value="0.0000000000226755416467885" calcext:value-type="float">
            <text:p>2.26755416467885E-11</text:p>
          </table:table-cell>
          <table:table-cell office:value-type="float" office:value="10.6444423302259" calcext:value-type="float">
            <text:p>10.6444423302259</text:p>
          </table:table-cell>
          <table:table-cell office:value-type="float" office:value="4350" calcext:value-type="float">
            <text:p>4350</text:p>
          </table:table-cell>
          <table:table-cell office:value-type="float" office:value="807" calcext:value-type="float">
            <text:p>807</text:p>
          </table:table-cell>
          <table:table-cell office:value-type="float" office:value="351" calcext:value-type="float">
            <text:p>351</text:p>
          </table:table-cell>
          <table:table-cell office:value-type="float" office:value="13929" calcext:value-type="float">
            <text:p>13929</text:p>
          </table:table-cell>
          <table:table-cell office:value-type="string" calcext:value-type="string">
            <text:p>SLC14A2,MUC5B,SERPINB5,GJB1,CACNA2D2,TESC,SPINK5,LY6K,FGA,CHL1,PIGR,GABRB3,SORBS2,AQP5,SMOC1,PCDH20,TSPAN8,L1CAM,RGS20,PCSK9,CD207,TMPRSS6,VANGL2,SLC22A3,SCN5A,CDHR3,UCHL1,ASTL,FCER1A,CST6,VSIG2,EDA2R,CXCL10,COCH,OXGR1,TFPI2,KCNQ1,MPP2,LRRK2,PDZD2,PDE4D,VTCN1,SLC7A2,DMBT1,RAB3B,COL11A1,GPC6,AMN,RND2,MFI2,CD109,LAMA3,FGFR3,DUOX1,MLPH,ALPL,CAPN3,SRPX2,DLC1,MUC13,CA4,SORCS2,ACHE,MELK,STEAP1,ATP2C2,RASD1,C4BPA,RND1,CPAMD8,TMEM108,TNXB,NRXN3,GDF15,TMEM163,ALOX15B,NOSTRIN,DUOX2,MSLN,IGFALS,SYT1,TSPAN11,ATP11A,PCDH7,C5,ADRA2A,CATSPER1,C4A,LYPD3,PRG4,S100A8,FILIP1,KCNK17,TSPAN1,FPR2,AQP3,SYT12,CNTN4,FGFR2,CLIC5,FPR1,CDH3,PTPN13,SUSD2,PLCH1,ATP8A1,LYPD5,C8G,ELN,SYT15,KIT,AQP9,MUC4,UBE2C,C3,ADAMDEC1,SNED1,ABCA3,CLIC6,EPHB2,MCOLN3,EPHA4,LGALS1,NPDC1,MUC1,IL2RA,MFSD2A,VIPR1,SMPD3,IL12RB2,SLC16A10,FLRT3,AURKA,COL27A1,ITGB6,ATP1B1,RAB39B,PDCD1LG2,TNFSF15,IGSF21,FCGR3A,SCNN1B,F13A1,SLC16A4,SCN4B,SLC16A1,HMCN1,GZMB,MALL,TRPM4,SLC7A8,RYR2,TACC2,RHOBTB2,MME,EFNA5,TMC7,FSCN1,GPRC5A,MSR1,DPYSL2,CD14,FOSL1,SV2A,SLCO4C1,MMP9,GREM1,TNFRSF10C,SLC44A4,FCGR1A,FCGR3B,EDA,PARM1,C1QC,RACGAP1,AFAP1L2,GNG4,NMUR1,GFRA1,EPS8L1,TLR8,LILRA5,C1QB,FXYD3,ITGA9,KSR1,CFTR,XK,MFAP2,GPM6B,RHEBL1,NOX4,SLC5A9,SLC22A23,RALGAPA2,ERBB3,MET,FRY,FCGR2B,GPR84,CELSR2,EXO1,MTUS1,SHROOM4,RHOB,ACE2,ABCC6,GAL3ST1,LARGE,A1BG,REEP2,CD163,HMMR,SERPINF2,RHCE,CLU,FOLR1,RAC3,CHADL,SLC27A2,SHANK2,PTPRU,SLC2A1,DOCK5,CEP55,SPNS2,DIAPH3,TFR2,PRR7,POSTN,SLC1A2,TFPI,ORM1,PTPRB,ADAMTS17,STIL,NIPAL4,MFSD2B,ANG,CLEC7A,VWF,PTPRM,ATP1B2,MAPK10,LILRB2,SIGLEC5,LILRB4,PRX,PTCH1,SIGLEC9,PLAU,TNFRSF12A,HPGD,DUOXA1,NBEAL2,FANCG,PILRA,CSF3R,NBEA,DAPK1,OLFML2B,GPR34,OPCML,RAPGEF5,ANO8,ITGB4,BTNL9,KCNJ11,DCBLD2,PLIN2,KCNIP1,RAB42,TMPRSS2,FRMD6,THSD4,IL4I1,NKTR,SHROOM1,FZD10,ENTPD3,PLCH2,TNFRSF9,FHIT,GPRC5C,SLC31A2,MAGI1,SYNE1,ADORA3,OVGP1,RGL3,RND3,CACNA1H,SDK1,ATP7B,SLAMF9,TIMP4,ADAMTSL3,TMC4,PTX3,EMCN,STOML2,ADAMTSL2,MMP15,CD300C,GAS1,STX19,GPR176,TLR5,PLK4,PPP1R9A,CTHRC1,LRP3,CD84,MMD,SLC2A5,VWA2,SELP,DNAJC6,SEMA3G,SLC7A11,GBP1,PLXNB1,DGKG,SLC1A3,KCNK3,CERCAM,HCST,PLXNA2,NOXA1,LRIG1,MCF2L,SIGLEC7,LAIR1,RFTN1,FNDC4,KCNMA1,STXBP1,TBC1D2,TRPM2,FAT1,ABCC3,ANLN,MST1R,MS4A4A,TMEM63A,ADA,UNC13B,ABCA5,EYS,SLC9A7,BRCA1</text:p>
          </table:table-cell>
        </table:table-row>
        <table:table-row table:style-name="ro1">
          <table:table-cell office:value-type="string" calcext:value-type="string">
            <text:p>GO:CC</text:p>
          </table:table-cell>
          <table:table-cell office:value-type="string" calcext:value-type="string">
            <text:p>plasma membrane</text:p>
          </table:table-cell>
          <table:table-cell office:value-type="string" calcext:value-type="string">
            <text:p>GO:0005886</text:p>
          </table:table-cell>
          <table:table-cell office:value-type="string" calcext:value-type="string">
            <text:p>false</text:p>
          </table:table-cell>
          <table:table-cell office:value-type="float" office:value="0.00000013262461016596" calcext:value-type="float">
            <text:p>1.3262461016596E-07</text:p>
          </table:table-cell>
          <table:table-cell office:value-type="float" office:value="6.87737587964496" calcext:value-type="float">
            <text:p>6.87737587964496</text:p>
          </table:table-cell>
          <table:table-cell office:value-type="float" office:value="3981" calcext:value-type="float">
            <text:p>3981</text:p>
          </table:table-cell>
          <table:table-cell office:value-type="float" office:value="807" calcext:value-type="float">
            <text:p>807</text:p>
          </table:table-cell>
          <table:table-cell office:value-type="float" office:value="310" calcext:value-type="float">
            <text:p>310</text:p>
          </table:table-cell>
          <table:table-cell office:value-type="float" office:value="13929" calcext:value-type="float">
            <text:p>13929</text:p>
          </table:table-cell>
          <table:table-cell office:value-type="string" calcext:value-type="string">
            <text:p>SLC14A2,MUC5B,SERPINB5,GJB1,CACNA2D2,TESC,LY6K,FGA,CHL1,PIGR,GABRB3,SORBS2,AQP5,PCDH20,TSPAN8,L1CAM,RGS20,PCSK9,CD207,TMPRSS6,VANGL2,SLC22A3,SCN5A,CDHR3,UCHL1,ASTL,FCER1A,CST6,VSIG2,EDA2R,CXCL10,OXGR1,KCNQ1,MPP2,LRRK2,PDZD2,PDE4D,VTCN1,SLC7A2,RAB3B,GPC6,AMN,RND2,MFI2,CD109,FGFR3,DUOX1,ALPL,CAPN3,SRPX2,DLC1,MUC13,CA4,SORCS2,ACHE,MELK,STEAP1,ATP2C2,RASD1,C4BPA,RND1,CPAMD8,TMEM108,NRXN3,TMEM163,ALOX15B,NOSTRIN,DUOX2,MSLN,SYT1,TSPAN11,ATP11A,PCDH7,C5,ADRA2A,CATSPER1,C4A,LYPD3,S100A8,FILIP1,KCNK17,TSPAN1,FPR2,AQP3,SYT12,CNTN4,FGFR2,CLIC5,FPR1,CDH3,PTPN13,SUSD2,PLCH1,ATP8A1,LYPD5,C8G,SYT15,KIT,AQP9,MUC4,UBE2C,C3,ABCA3,CLIC6,EPHB2,MCOLN3,EPHA4,LGALS1,NPDC1,MUC1,IL2RA,MFSD2A,VIPR1,SMPD3,IL12RB2,SLC16A10,FLRT3,AURKA,ITGB6,ATP1B1,RAB39B,PDCD1LG2,TNFSF15,IGSF21,FCGR3A,SCNN1B,SLC16A4,SCN4B,SLC16A1,HMCN1,GZMB,MALL,TRPM4,SLC7A8,RYR2,TACC2,RHOBTB2,MME,EFNA5,TMC7,FSCN1,GPRC5A,MSR1,DPYSL2,CD14,FOSL1,SV2A,SLCO4C1,TNFRSF10C,SLC44A4,FCGR1A,FCGR3B,EDA,PARM1,C1QC,RACGAP1,AFAP1L2,GNG4,NMUR1,GFRA1,EPS8L1,TLR8,LILRA5,C1QB,FXYD3,ITGA9,KSR1,CFTR,XK,GPM6B,RHEBL1,NOX4,SLC5A9,SLC22A23,RALGAPA2,ERBB3,MET,FCGR2B,GPR84,CELSR2,EXO1,MTUS1,SHROOM4,RHOB,ACE2,ABCC6,GAL3ST1,LARGE,A1BG,REEP2,CD163,HMMR,RHCE,FOLR1,RAC3,CHADL,SLC27A2,SHANK2,PTPRU,SLC2A1,DOCK5,CEP55,SPNS2,DIAPH3,TFR2,PRR7,SLC1A2,TFPI,PTPRB,NIPAL4,MFSD2B,CLEC7A,PTPRM,ATP1B2,MAPK10,LILRB2,SIGLEC5,LILRB4,PRX,PTCH1,SIGLEC9,PLAU,TNFRSF12A,HPGD,DUOXA1,NBEAL2,FANCG,PILRA,CSF3R,NBEA,DAPK1,GPR34,OPCML,RAPGEF5,ANO8,ITGB4,BTNL9,KCNJ11,DCBLD2,PLIN2,KCNIP1,RAB42,TMPRSS2,FRMD6,IL4I1,NKTR,SHROOM1,FZD10,ENTPD3,PLCH2,TNFRSF9,FHIT,GPRC5C,SLC31A2,MAGI1,SYNE1,ADORA3,RGL3,RND3,CACNA1H,SDK1,ATP7B,SLAMF9,TMC4,EMCN,STOML2,MMP15,CD300C,GAS1,STX19,GPR176,TLR5,PLK4,LRP3,CD84,MMD,SLC2A5,SELP,DNAJC6,SEMA3G,SLC7A11,GBP1,PLXNB1,DGKG,SLC1A3,KCNK3,CERCAM,HCST,PLXNA2,NOXA1,LRIG1,MCF2L,SIGLEC7,LAIR1,RFTN1,FNDC4,KCNMA1,STXBP1,TBC1D2,TRPM2,FAT1,ABCC3,MST1R,MS4A4A,TMEM63A,ADA,UNC13B,ABCA5,SLC9A7,BRCA1</text:p>
          </table:table-cell>
        </table:table-row>
        <table:table-row table:style-name="ro1">
          <table:table-cell office:value-type="string" calcext:value-type="string">
            <text:p>GO:CC</text:p>
          </table:table-cell>
          <table:table-cell office:value-type="string" calcext:value-type="string">
            <text:p>chromosome, centromeric region</text:p>
          </table:table-cell>
          <table:table-cell office:value-type="string" calcext:value-type="string">
            <text:p>GO:0000775</text:p>
          </table:table-cell>
          <table:table-cell office:value-type="string" calcext:value-type="string">
            <text:p>false</text:p>
          </table:table-cell>
          <table:table-cell office:value-type="float" office:value="0.0000022569965819722" calcext:value-type="float">
            <text:p>2.2569965819722E-06</text:p>
          </table:table-cell>
          <table:table-cell office:value-type="float" office:value="5.6464690986235" calcext:value-type="float">
            <text:p>5.6464690986235</text:p>
          </table:table-cell>
          <table:table-cell office:value-type="float" office:value="209" calcext:value-type="float">
            <text:p>209</text:p>
          </table:table-cell>
          <table:table-cell office:value-type="float" office:value="807" calcext:value-type="float">
            <text:p>807</text:p>
          </table:table-cell>
          <table:table-cell office:value-type="float" office:value="35" calcext:value-type="float">
            <text:p>35</text:p>
          </table:table-cell>
          <table:table-cell office:value-type="float" office:value="13929" calcext:value-type="float">
            <text:p>13929</text:p>
          </table:table-cell>
          <table:table-cell office:value-type="string" calcext:value-type="string">
            <text:p>BIRC5,NUF2,TTK,CDC20,OIP5,CDCA5,BUB1,NEK2,MAD2L1,CCNB1,SGOL1,ESCO2,KIF2C,AURKB,AURKA,CENPI,CENPA,TOP2A,CDCA8,SKA3,SPC25,ERCC6L,CENPW,NCAPG,DSCC1,CENPK,ZWINT,HJURP,PLK1,HELLS,SPC24,NDC80,SKA1,MTBP,CENPO</text:p>
          </table:table-cell>
        </table:table-row>
        <table:table-row table:style-name="ro1">
          <table:table-cell office:value-type="string" calcext:value-type="string">
            <text:p>GO:CC</text:p>
          </table:table-cell>
          <table:table-cell office:value-type="string" calcext:value-type="string">
            <text:p>outer kinetochore</text:p>
          </table:table-cell>
          <table:table-cell office:value-type="string" calcext:value-type="string">
            <text:p>GO:0000940</text:p>
          </table:table-cell>
          <table:table-cell office:value-type="string" calcext:value-type="string">
            <text:p>true</text:p>
          </table:table-cell>
          <table:table-cell office:value-type="float" office:value="0.0000022569965819722" calcext:value-type="float">
            <text:p>2.2569965819722E-06</text:p>
          </table:table-cell>
          <table:table-cell office:value-type="float" office:value="5.6464690986235" calcext:value-type="float">
            <text:p>5.6464690986235</text:p>
          </table:table-cell>
          <table:table-cell office:value-type="float" office:value="18" calcext:value-type="float">
            <text:p>18</text:p>
          </table:table-cell>
          <table:table-cell office:value-type="float" office:value="807" calcext:value-type="float">
            <text:p>807</text:p>
          </table:table-cell>
          <table:table-cell office:value-type="float" office:value="10" calcext:value-type="float">
            <text:p>10</text:p>
          </table:table-cell>
          <table:table-cell office:value-type="float" office:value="13929" calcext:value-type="float">
            <text:p>13929</text:p>
          </table:table-cell>
          <table:table-cell office:value-type="string" calcext:value-type="string">
            <text:p>NUF2,BUB1,CCNB1,SKA3,SPC25,ZWINT,PLK1,SPC24,NDC80,SKA1</text:p>
          </table:table-cell>
        </table:table-row>
        <table:table-row table:style-name="ro1">
          <table:table-cell office:value-type="string" calcext:value-type="string">
            <text:p>GO:CC</text:p>
          </table:table-cell>
          <table:table-cell office:value-type="string" calcext:value-type="string">
            <text:p>condensed chromosome</text:p>
          </table:table-cell>
          <table:table-cell office:value-type="string" calcext:value-type="string">
            <text:p>GO:0000793</text:p>
          </table:table-cell>
          <table:table-cell office:value-type="string" calcext:value-type="string">
            <text:p>false</text:p>
          </table:table-cell>
          <table:table-cell office:value-type="float" office:value="0.00000300920666125359" calcext:value-type="float">
            <text:p>3.00920666125359E-06</text:p>
          </table:table-cell>
          <table:table-cell office:value-type="float" office:value="5.52154798548688" calcext:value-type="float">
            <text:p>5.52154798548688</text:p>
          </table:table-cell>
          <table:table-cell office:value-type="float" office:value="223" calcext:value-type="float">
            <text:p>223</text:p>
          </table:table-cell>
          <table:table-cell office:value-type="float" office:value="807" calcext:value-type="float">
            <text:p>807</text:p>
          </table:table-cell>
          <table:table-cell office:value-type="float" office:value="36" calcext:value-type="float">
            <text:p>36</text:p>
          </table:table-cell>
          <table:table-cell office:value-type="float" office:value="13929" calcext:value-type="float">
            <text:p>13929</text:p>
          </table:table-cell>
          <table:table-cell office:value-type="string" calcext:value-type="string">
            <text:p>BIRC5,NUF2,TTK,CDC20,BUB1,NEK2,MAD2L1,CCNB1,SGOL1,KIF2C,AURKB,AURKA,CENPI,RAD51,CENPA,TOP2A,SKA3,NCAPH,SPC25,ERCC6L,DMC1,CENPW,NCAPG,CHEK1,CENPK,ZWINT,HJURP,PLK1,SPC24,PSMC3IP,NCAPG2,NDC80,SKA1,MTBP,CENPO,BRCA1</text:p>
          </table:table-cell>
        </table:table-row>
        <table:table-row table:style-name="ro1">
          <table:table-cell office:value-type="string" calcext:value-type="string">
            <text:p>GO:CC</text:p>
          </table:table-cell>
          <table:table-cell office:value-type="string" calcext:value-type="string">
            <text:p>cell surface</text:p>
          </table:table-cell>
          <table:table-cell office:value-type="string" calcext:value-type="string">
            <text:p>GO:0009986</text:p>
          </table:table-cell>
          <table:table-cell office:value-type="string" calcext:value-type="string">
            <text:p>false</text:p>
          </table:table-cell>
          <table:table-cell office:value-type="float" office:value="0.00000357424065072592" calcext:value-type="float">
            <text:p>3.57424065072592E-06</text:p>
          </table:table-cell>
          <table:table-cell office:value-type="float" office:value="5.4468162101505" calcext:value-type="float">
            <text:p>5.4468162101505</text:p>
          </table:table-cell>
          <table:table-cell office:value-type="float" office:value="723" calcext:value-type="float">
            <text:p>723</text:p>
          </table:table-cell>
          <table:table-cell office:value-type="float" office:value="807" calcext:value-type="float">
            <text:p>807</text:p>
          </table:table-cell>
          <table:table-cell office:value-type="float" office:value="79" calcext:value-type="float">
            <text:p>79</text:p>
          </table:table-cell>
          <table:table-cell office:value-type="float" office:value="13929" calcext:value-type="float">
            <text:p>13929</text:p>
          </table:table-cell>
          <table:table-cell office:value-type="string" calcext:value-type="string">
            <text:p>FGA,TSPAN8,L1CAM,PCSK9,CD207,SCN5A,SCUBE2,FCER1A,CXCL10,VTCN1,GPC6,MFI2,CD109,FGFR3,DUOX1,SRPX2,CA4,ACHE,DUOX2,MSLN,FGFR2,KIT,C3,EPHB2,EPHA4,IL2RA,IL12RB2,ITGB6,PDCD1LG2,IGSF21,FCGR3A,SCNN1B,MME,EFNA5,CD14,GREM1,TNFRSF10C,FCGR1A,FCGR3B,CAPN5,GFRA1,TLR8,LILRA5,ITGA9,CFTR,MET,FCGR2B,ACE2,CD163,HMMR,SERPINF2,CLU,FOLR1,CHADL,TFR2,SLC1A2,TFPI,CLEC7A,ATP1B2,LILRB2,LILRB4,PLAU,TNS1,CSF3R,ITGB4,BTNL9,DCBLD2,FZD10,TNFRSF9,SLAMF9,EMCN,CD84,SELP,SLC7A11,SLC1A3,HCST,MST1R,ADA,EYS</text:p>
          </table:table-cell>
        </table:table-row>
        <table:table-row table:style-name="ro1">
          <table:table-cell office:value-type="string" calcext:value-type="string">
            <text:p>GO:CC</text:p>
          </table:table-cell>
          <table:table-cell office:value-type="string" calcext:value-type="string">
            <text:p>extracellular matrix</text:p>
          </table:table-cell>
          <table:table-cell office:value-type="string" calcext:value-type="string">
            <text:p>GO:0031012</text:p>
          </table:table-cell>
          <table:table-cell office:value-type="string" calcext:value-type="string">
            <text:p>false</text:p>
          </table:table-cell>
          <table:table-cell office:value-type="float" office:value="0.00000494189057541863" calcext:value-type="float">
            <text:p>4.94189057541863E-06</text:p>
          </table:table-cell>
          <table:table-cell office:value-type="float" office:value="5.30610687508489" calcext:value-type="float">
            <text:p>5.30610687508489</text:p>
          </table:table-cell>
          <table:table-cell office:value-type="float" office:value="440" calcext:value-type="float">
            <text:p>440</text:p>
          </table:table-cell>
          <table:table-cell office:value-type="float" office:value="807" calcext:value-type="float">
            <text:p>807</text:p>
          </table:table-cell>
          <table:table-cell office:value-type="float" office:value="55" calcext:value-type="float">
            <text:p>55</text:p>
          </table:table-cell>
          <table:table-cell office:value-type="float" office:value="13929" calcext:value-type="float">
            <text:p>13929</text:p>
          </table:table-cell>
          <table:table-cell office:value-type="string" calcext:value-type="string">
            <text:p>MUC5B,FGA,SMOC1,L1CAM,COCH,TFPI2,DMBT1,COL11A1,GPC6,LAMA3,ALPL,SRPX2,ACHE,TNXB,GDF15,IGFALS,PRG4,S100A8,FGFR2,ELN,MUC4,ADAMDEC1,SNED1,LGALS1,FLRT3,COL27A1,F13A1,HMCN1,EFNA5,MMP9,GREM1,C1QC,MFAP2,A1BG,SERPINF2,CLU,CHADL,POSTN,ORM1,ADAMTS17,ANG,VWF,OLFML2B,ITGB4,THSD4,OVGP1,TIMP4,ADAMTSL3,PTX3,ADAMTSL2,MMP15,CTHRC1,VWA2,LRIG1,EYS</text:p>
          </table:table-cell>
        </table:table-row>
        <table:table-row table:style-name="ro1">
          <table:table-cell office:value-type="string" calcext:value-type="string">
            <text:p>GO:CC</text:p>
          </table:table-cell>
          <table:table-cell office:value-type="string" calcext:value-type="string">
            <text:p>external encapsulating structure</text:p>
          </table:table-cell>
          <table:table-cell office:value-type="string" calcext:value-type="string">
            <text:p>GO:0030312</text:p>
          </table:table-cell>
          <table:table-cell office:value-type="string" calcext:value-type="string">
            <text:p>false</text:p>
          </table:table-cell>
          <table:table-cell office:value-type="float" office:value="0.00000494189057541863" calcext:value-type="float">
            <text:p>4.94189057541863E-06</text:p>
          </table:table-cell>
          <table:table-cell office:value-type="float" office:value="5.30610687508489" calcext:value-type="float">
            <text:p>5.30610687508489</text:p>
          </table:table-cell>
          <table:table-cell office:value-type="float" office:value="440" calcext:value-type="float">
            <text:p>440</text:p>
          </table:table-cell>
          <table:table-cell office:value-type="float" office:value="807" calcext:value-type="float">
            <text:p>807</text:p>
          </table:table-cell>
          <table:table-cell office:value-type="float" office:value="55" calcext:value-type="float">
            <text:p>55</text:p>
          </table:table-cell>
          <table:table-cell office:value-type="float" office:value="13929" calcext:value-type="float">
            <text:p>13929</text:p>
          </table:table-cell>
          <table:table-cell office:value-type="string" calcext:value-type="string">
            <text:p>MUC5B,FGA,SMOC1,L1CAM,COCH,TFPI2,DMBT1,COL11A1,GPC6,LAMA3,ALPL,SRPX2,ACHE,TNXB,GDF15,IGFALS,PRG4,S100A8,FGFR2,ELN,MUC4,ADAMDEC1,SNED1,LGALS1,FLRT3,COL27A1,F13A1,HMCN1,EFNA5,MMP9,GREM1,C1QC,MFAP2,A1BG,SERPINF2,CLU,CHADL,POSTN,ORM1,ADAMTS17,ANG,VWF,OLFML2B,ITGB4,THSD4,OVGP1,TIMP4,ADAMTSL3,PTX3,ADAMTSL2,MMP15,CTHRC1,VWA2,LRIG1,EYS</text:p>
          </table:table-cell>
        </table:table-row>
        <table:table-row table:style-name="ro1">
          <table:table-cell office:value-type="string" calcext:value-type="string">
            <text:p>GO:CC</text:p>
          </table:table-cell>
          <table:table-cell office:value-type="string" calcext:value-type="string">
            <text:p>condensed chromosome, centromeric region</text:p>
          </table:table-cell>
          <table:table-cell office:value-type="string" calcext:value-type="string">
            <text:p>GO:0000779</text:p>
          </table:table-cell>
          <table:table-cell office:value-type="string" calcext:value-type="string">
            <text:p>false</text:p>
          </table:table-cell>
          <table:table-cell office:value-type="float" office:value="0.00000643504364126696" calcext:value-type="float">
            <text:p>6.43504364126696E-06</text:p>
          </table:table-cell>
          <table:table-cell office:value-type="float" office:value="5.19144850344535" calcext:value-type="float">
            <text:p>5.19144850344535</text:p>
          </table:table-cell>
          <table:table-cell office:value-type="float" office:value="156" calcext:value-type="float">
            <text:p>156</text:p>
          </table:table-cell>
          <table:table-cell office:value-type="float" office:value="807" calcext:value-type="float">
            <text:p>807</text:p>
          </table:table-cell>
          <table:table-cell office:value-type="float" office:value="28" calcext:value-type="float">
            <text:p>28</text:p>
          </table:table-cell>
          <table:table-cell office:value-type="float" office:value="13929" calcext:value-type="float">
            <text:p>13929</text:p>
          </table:table-cell>
          <table:table-cell office:value-type="string" calcext:value-type="string">
            <text:p>BIRC5,NUF2,TTK,CDC20,BUB1,NEK2,MAD2L1,CCNB1,SGOL1,KIF2C,AURKB,AURKA,CENPI,CENPA,SKA3,SPC25,ERCC6L,CENPW,NCAPG,CENPK,ZWINT,HJURP,PLK1,SPC24,NDC80,SKA1,MTBP,CENPO</text:p>
          </table:table-cell>
        </table:table-row>
        <table:table-row table:style-name="ro1">
          <table:table-cell office:value-type="string" calcext:value-type="string">
            <text:p>GO:CC</text:p>
          </table:table-cell>
          <table:table-cell office:value-type="string" calcext:value-type="string">
            <text:p>kinetochore</text:p>
          </table:table-cell>
          <table:table-cell office:value-type="string" calcext:value-type="string">
            <text:p>GO:0000776</text:p>
          </table:table-cell>
          <table:table-cell office:value-type="string" calcext:value-type="string">
            <text:p>false</text:p>
          </table:table-cell>
          <table:table-cell office:value-type="float" office:value="0.0000227269216923675" calcext:value-type="float">
            <text:p>2.27269216923675E-05</text:p>
          </table:table-cell>
          <table:table-cell office:value-type="float" office:value="4.64345938444897" calcext:value-type="float">
            <text:p>4.64345938444897</text:p>
          </table:table-cell>
          <table:table-cell office:value-type="float" office:value="147" calcext:value-type="float">
            <text:p>147</text:p>
          </table:table-cell>
          <table:table-cell office:value-type="float" office:value="807" calcext:value-type="float">
            <text:p>807</text:p>
          </table:table-cell>
          <table:table-cell office:value-type="float" office:value="26" calcext:value-type="float">
            <text:p>26</text:p>
          </table:table-cell>
          <table:table-cell office:value-type="float" office:value="13929" calcext:value-type="float">
            <text:p>13929</text:p>
          </table:table-cell>
          <table:table-cell office:value-type="string" calcext:value-type="string">
            <text:p>BIRC5,NUF2,TTK,CDC20,BUB1,NEK2,MAD2L1,CCNB1,SGOL1,KIF2C,AURKB,AURKA,CENPI,SKA3,SPC25,ERCC6L,CENPW,CENPK,ZWINT,HJURP,PLK1,SPC24,NDC80,SKA1,MTBP,CENP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4T17:11:07.138847775</meta:creation-date>
    <dc:date>2025-10-24T17:17:20.881698274</dc:date>
    <meta:editing-duration>PT6M14S</meta:editing-duration>
    <meta:editing-cycles>1</meta:editing-cycles>
    <meta:document-statistic meta:table-count="1" meta:cell-count="341" meta:object-count="0"/>
    <meta:generator>LibreOffice/24.2.7.2$Linux_X86_64 LibreOffice_project/420$Build-2</meta:generator>
  </office:meta>
</office:document-meta>
</file>